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6.11pt" svg:height="317.37pt" svg:x="155.93pt" svg:y="21.03pt">
            <loext:p draw:notify-on-update-of-ranges="Sheet1.A2:Sheet1.A2 Sheet1.A3:Sheet1.A14 Sheet1.B2:Sheet1.B2 Sheet1.B3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587997" calcext:value-type="float">
            <text:p>587997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596348" calcext:value-type="float">
            <text:p>596348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595852" calcext:value-type="float">
            <text:p>595852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594382" calcext:value-type="float">
            <text:p>594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24:28.965037138</meta:creation-date>
    <dc:date>2019-05-19T12:07:42.827748724</dc:date>
    <meta:editing-duration>PT2M2S</meta:editing-duration>
    <meta:editing-cycles>1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5cm" svg:height="11.197cm" xlink:href=".." xlink:type="simple" chart:class="chart:line" chart:style-name="ch1">
        <chart:title svg:x="6.865cm" svg:y="0.359cm" chart:style-name="ch2">
          <text:p>Latency vs Load</text:p>
        </chart:title>
        <chart:legend chart:legend-position="end" svg:x="14.007cm" svg:y="5.299cm" style:legend-expansion="high" chart:style-name="ch3"/>
        <chart:plot-area chart:style-name="ch4" table:cell-range-address="Sheet1.A2:Sheet1.B14" chart:data-source-has-labels="both" svg:x="1.354cm" svg:y="1.361cm" svg:width="12.31cm" svg:height="8.632cm">
          <chartooo:coordinate-region svg:x="2.716cm" svg:y="1.56cm" svg:width="10.523cm" svg:height="7.786cm"/>
          <chart:axis chart:dimension="x" chart:name="primary-x" chart:style-name="ch5" chartooo:axis-type="auto">
            <chartooo:date-scale/>
            <chart:title svg:x="6.539cm" svg:y="10.216cm" chart:style-name="ch6">
              <text:p>Load (Mpps)</text:p>
            </chart:title>
            <chart:categories table:cell-range-address="Sheet1.A3:Sheet1.A14"/>
          </chart:axis>
          <chart:axis chart:dimension="y" chart:name="primary-y" chart:style-name="ch5">
            <chart:title svg:x="0.451cm" svg:y="6.621cm" chart:style-name="ch7">
              <text:p>Latency (ns)</text:p>
            </chart:title>
            <chart:grid chart:style-name="ch8" chart:class="major"/>
          </chart:axis>
          <chart:series chart:style-name="ch9" chart:values-cell-range-address="Sheet1.B3:Sheet1.B14" chart:label-cell-address="Sheet1.B2:Sheet1.B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3:Sheet1.A14</svg:desc>
                </draw:g>
              </table:table-cell>
              <table:table-cell office:value-type="float" office:value="3819">
                <text:p>3819</text:p>
                <draw:g>
                  <svg:desc>Sheet1.B3:Sheet1.B14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587997">
                <text:p>587997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596348">
                <text:p>596348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852">
                <text:p>595852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594382">
                <text:p>594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